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238733"/>
    </style:style>
    <style:style style:name="P2" style:family="paragraph" style:parent-style-name="_5f_text">
      <style:text-properties officeooo:paragraph-rsid="00248160"/>
    </style:style>
    <style:style style:name="P3" style:family="paragraph" style:parent-style-name="_5f_text">
      <style:text-properties officeooo:rsid="00248160" officeooo:paragraph-rsid="00248160"/>
    </style:style>
    <style:style style:name="P4" style:family="paragraph" style:parent-style-name="_5f_text">
      <style:text-properties fo:language="ru" fo:country="RU" officeooo:rsid="002bfac0" officeooo:paragraph-rsid="002bfac0"/>
    </style:style>
    <style:style style:name="P5" style:family="paragraph" style:parent-style-name="_5f_text">
      <style:text-properties fo:language="en" fo:country="US" officeooo:rsid="002693a0" officeooo:paragraph-rsid="002693a0"/>
    </style:style>
    <style:style style:name="P6" style:family="paragraph" style:parent-style-name="_5f_text">
      <style:text-properties officeooo:paragraph-rsid="002b5ca0"/>
    </style:style>
    <style:style style:name="P7" style:family="paragraph" style:parent-style-name="_5f_heading_5f_1" style:master-page-name="Standard">
      <style:paragraph-properties style:page-number="auto"/>
    </style:style>
    <style:style style:name="P8" style:family="paragraph" style:parent-style-name="_5f_text">
      <style:text-properties officeooo:paragraph-rsid="00345ceb"/>
    </style:style>
    <style:style style:name="P9" style:family="paragraph" style:parent-style-name="_5f_text">
      <style:text-properties officeooo:rsid="00248160" officeooo:paragraph-rsid="0024816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8733"/>
    </style:style>
    <style:style style:name="T3" style:family="text">
      <style:text-properties fo:language="en" fo:country="US" officeooo:rsid="002693a0"/>
    </style:style>
    <style:style style:name="T4" style:family="text">
      <style:text-properties fo:language="en" fo:country="US" officeooo:rsid="002995b4"/>
    </style:style>
    <style:style style:name="T5" style:family="text">
      <style:text-properties fo:language="en" fo:country="US" officeooo:rsid="002ecc4b"/>
    </style:style>
    <style:style style:name="T6" style:family="text">
      <style:text-properties fo:language="en" fo:country="US" officeooo:rsid="00345ceb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48160"/>
    </style:style>
    <style:style style:name="T9" style:family="text">
      <style:text-properties fo:language="ru" fo:country="RU" officeooo:rsid="0025e1a5"/>
    </style:style>
    <style:style style:name="T10" style:family="text">
      <style:text-properties fo:language="ru" fo:country="RU" officeooo:rsid="002b5ca0"/>
    </style:style>
    <style:style style:name="T11" style:family="text">
      <style:text-properties officeooo:rsid="00238733"/>
    </style:style>
    <style:style style:name="T12" style:family="text">
      <style:text-properties style:font-name="HelveticaNeueCyr" fo:font-size="10pt" fo:language="en" fo:country="US" fo:font-weight="100" officeooo:rsid="00238733"/>
    </style:style>
    <style:style style:name="T13" style:family="text">
      <style:text-properties style:font-name="HelveticaNeueCyr" fo:font-size="10pt" fo:language="ru" fo:country="RU" fo:font-weight="100" officeooo:rsid="00238733"/>
    </style:style>
    <style:style style:name="T14" style:family="text">
      <style:text-properties style:font-name="HelveticaNeueCyr" fo:font-size="10pt" fo:font-weight="100" officeooo:rsid="00238733"/>
    </style:style>
    <style:style style:name="T15" style:family="text">
      <style:text-properties officeooo:rsid="00248160"/>
    </style:style>
    <style:style style:name="T16" style:family="text">
      <style:text-properties style:font-name="Calibri Light" fo:font-size="10pt" fo:language="ru" fo:country="RU" fo:font-weight="250" officeooo:rsid="002ecc4b"/>
    </style:style>
    <style:style style:name="T17" style:family="text">
      <style:text-properties officeooo:rsid="00345ceb"/>
    </style:style>
    <style:style style:name="T18" style:family="text">
      <style:text-properties style:font-name="Consolas" fo:font-size="9pt" fo:language="en" fo:country="US" fo:font-weight="normal" officeooo:rsid="00345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аботаем с <text:span text:style-name="T1">Hyper</text:span>-<text:span text:style-name="T1">V</text:span>.</text:p>
      <text:p text:style-name="_5f_text">Отключить безопасную загрузку.</text:p>
      <text:p text:style-name="_5f_text">Виртуальный коммутатор – создать новый и для него выбрать внешняя сеть (сетевая плата компа). К нему подключаться, иначе не будет <text:span text:style-name="T1">IP</text:span> выделено.</text:p>
      <text:p text:style-name="_5f_text">Название сервера заглавных буквы не пропускает.</text:p>
      <text:p text:style-name="_5f_text">Базовая система <text:span text:style-name="T1">Ubuntu</text:span> 20.04 <text:span text:style-name="T1">Server</text:span>. Диск <text:span text:style-name="T2">2</text:span>0<text:span text:style-name="T2">Gb</text:span>. Пока достаточно. 4 процессора. <text:span text:style-name="T2">1</text:span>0<text:span text:style-name="T2">24</text:span> оперативка. <text:span text:style-name="T1">LVM</text:span> <text:span text:style-name="T1">group</text:span> не ставим. На виртуалке она не имеет смысла.</text:p>
      <text:p text:style-name="_5f_text">Имя: <text:span text:style-name="_5f_bold">valera</text:span></text:p>
      <text:p text:style-name="_5f_text">Имя сервера: <text:span text:style-name="_5f_bold"><text:span text:style-name="T11">ubuntu</text:span></text:span></text:p>
      <text:p text:style-name="_5f_text">Пользователь: <text:span text:style-name="_5f_bold">master</text:span></text:p>
      <text:p text:style-name="_5f_text">Пароль: <text:span text:style-name="_5f_bold">super</text:span></text:p>
      <text:p text:style-name="_5f_text">Подключаем <text:span text:style-name="_5f_bold">OpenSSH</text:span>. Там можно свой ключ вытянуть из <text:span text:style-name="_5f_bold">Github</text:span>. Пока ставим нет.</text:p>
      <text:p text:style-name="_5f_text">Дополнительные пакеты не ставим.</text:p>
      <text:p text:style-name="_5f_text">Установка заканчивается перезагружаем.</text:p>
      <text:p text:style-name="_5f_text">Ругается, что не может подключить <text:span text:style-name="T1">cdrom</text:span> ну его у нас и нет.</text:p>
      <text:p text:style-name="_5f_text">Нажимаем <text:span text:style-name="T1">Enter </text:span><text:span text:style-name="T9">для перезагрузки.</text:span></text:p>
      <text:p text:style-name="P1">Нужно узнать <text:span text:style-name="T14">сделать постоянный </text:span><text:span text:style-name="T12">IP </text:span><text:span text:style-name="T13">адрес</text:span>. </text:p>
      <text:p text:style-name="_5f_code">ip<text:span text:style-name="T7"> </text:span>addr<text:span text:style-name="T7"> </text:span>show</text:p>
      <text:p text:style-name="P2"><text:span text:style-name="T8">П</text:span>рисоединится через <text:span text:style-name="_5f_bold">putty</text:span><text:span text:style-name="T1">.</text:span></text:p>
      <text:p text:style-name="P2"><text:span text:style-name="T8">О</text:span>бновляем <text:span text:style-name="T15">пакеты и систему.</text:span></text:p>
      <text:p text:style-name="_5f_code">sudo apt update</text:p>
      <text:p text:style-name="_5f_code">sudo apt upgrade</text:p>
      <text:p text:style-name="P3">Ставим <text:span text:style-name="_5f_bold">mc</text:span></text:p>
      <text:p text:style-name="_5f_code">sudo apt-<text:span text:style-name="T3">get</text:span> install mc -<text:span text:style-name="T3">y</text:span></text:p>
      <text:p text:style-name="_5f_code">sudo mc</text:p>
      <text:p text:style-name="_5f_text">Задаем серверу адрес 220.</text:p>
      <text:p text:style-name="_5f_text">В <text:span text:style-name="T1">Ubuntu</text:span> с версии 18 сетевой интерфейс настраивается в папке /etc/netplan. Там<text:span text:style-name="T1"> </text:span>есть<text:span text:style-name="T1"> </text:span>файл<text:span text:style-name="T1"> </text:span>с<text:span text:style-name="T1"> </text:span>расширением<text:span text:style-name="T1"> .yaml</text:span></text:p>
      <text:p text:style-name="_5f_code">network:</text:p>
      <text:p text:style-name="_5f_code"><text:s text:c="2"/>version: 2</text:p>
      <text:p text:style-name="_5f_code"><text:s text:c="2"/>ethernets:</text:p>
      <text:p text:style-name="_5f_code"><text:s text:c="4"/>eth0:</text:p>
      <text:p text:style-name="_5f_code"><text:s text:c="6"/>dhcp4: no</text:p>
      <text:p text:style-name="_5f_code"><text:s text:c="6"/>dhcp6: no</text:p>
      <text:p text:style-name="_5f_code"><text:s text:c="6"/>addresses: [192.168.2.220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text"><text:span text:style-name="T15">П</text:span>рименяем <text:span text:style-name="T15">и переключаемся по 220 адресу.</text:span></text:p>
      <text:p text:style-name="_5f_code">sudo netplan generate</text:p>
      <text:p text:style-name="_5f_code">sudo netplan apply<text:bookmark text:name="_GoBack"/></text:p>
      <text:p text:style-name="_5f_heading_5f_1">УСТАНОВКА FTP</text:p>
      <text:p text:style-name="_5f_text">Программа доступна из официальных репозиториев, поэтому установка FTP на Ubuntu Server не должна вызвать проблем. Сначала обновите список пакетов в репозиториях, затем установите саму программу:</text:p>
      <text:p text:style-name="_5f_code">sudo apt update</text:p>
      <text:p text:style-name="_5f_code">sudo apt-<text:span text:style-name="T4">get -y</text:span> install vsftpd</text:p>
      <text:p text:style-name="_5f_text">Когда установка будет завершена, вам необходимо включить сервис vsftpd, поскольку он не будет запущен по умолчанию, а также добавить службу в автозагрузку:</text:p>
      <text:p text:style-name="_5f_code"><text:s/>sudo systemctl start vsftpd</text:p>
      <text:p text:style-name="_5f_code"><text:s/>sudo systemctl enable vsftpd</text:p>
      <text:p text:style-name="P6"><text:span text:style-name="T10">Можно уже войти, н</text:span><text:span text:style-name="T5">о</text:span><text:span text:style-name="T10"> </text:span><text:span text:style-name="T16">редактировать только свои файлы.</text:span></text:p>
      <text:p text:style-name="P4">В файле /etc/vsftpd.conf для авторизованных пользователей разрешаем команды, позволяющие изменять файловую систему:</text:p>
      <text:p text:style-name="_5f_code"><text:soft-page-break/>write_enable = YES</text:p>
      <text:p text:style-name="_5f_text">Если у вас установлен фаервол ufw, а такая ситуация возникает, когда вы пытаетесь установить FTP на Ubuntu Server, нужно открыть порты 20 и 21 для нормальной работы. Чтобы это сделать, выполните команды:</text:p>
      <text:p text:style-name="_5f_code"><text:s/>sudo ufw allow 20/tcp</text:p>
      <text:p text:style-name="_5f_code"><text:s/>sudo ufw allow 21/tcp</text:p>
      <text:p text:style-name="_5f_code"><text:s/>sudo ufw status</text:p>
      <text:p text:style-name="P8">Установка FTP Ubuntu завершена, но теперь вам осталось настроить всё необходимое для обеспечения безопасной работы. Никогда не используйте FTP-сервер с настройками по умолчанию в производственных сетях, это небезопасно.</text:p>
      <text:p text:style-name="_5f_heading_5f_1">Добавить пользователя</text:p>
      <text:p text:style-name="_5f_text">Работаем из под админа. <text:span text:style-name="T17">Только он имеет право на </text:span><text:span text:style-name="T6">sudo.</text:span></text:p>
      <text:p text:style-name="_5f_code">sudo adduser <text:span text:style-name="T18">ordinary</text:span></text:p>
      <text:p text:style-name="P3">Пароль тот же: <text:span text:style-name="_5f_bold">primitive</text:span><text:span text:style-name="T1">.</text:span></text:p>
      <text:p text:style-name="P3"><text:span text:style-name="T1"/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1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1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1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1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1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1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98</meta:editing-cycles>
    <meta:print-date>1970-01-01T03:00:00</meta:print-date>
    <meta:creation-date>2019-07-03T13:26:00</meta:creation-date>
    <dc:date>2020-10-02T00:35:38.231000000</dc:date>
    <meta:editing-duration>P6DT5H14M13S</meta:editing-duration>
    <meta:generator>LibreOffice/7.0.1.2$Windows_X86_64 LibreOffice_project/7cbcfc562f6eb6708b5ff7d7397325de9e764452</meta:generator>
    <meta:document-statistic meta:table-count="0" meta:image-count="0" meta:object-count="0" meta:page-count="2" meta:paragraph-count="57" meta:word-count="361" meta:character-count="2523" meta:non-whitespace-character-count="2166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